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AAAAA+TimesNewRomanPS-BoldMT" svg:font-family="BAAAAA+TimesNewRomanPS-BoldMT"/>
    <style:font-face style:name="CAAAAA+TimesNewRomanPSMT" svg:font-family="CAAAAA+TimesNewRomanPSMT"/>
    <style:font-face style:name="Lohit Hindi1" svg:font-family="'Lohit Hindi'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0pt" style:font-name-asian="BAAAAA+TimesNewRomanPS-BoldMT" style:font-size-asian="10pt" style:font-name-complex="BAAAAA+TimesNewRomanPS-BoldMT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style:font-name-asian="CAAAAA+TimesNewRomanPSMT" style:font-size-asian="11pt" style:font-name-complex="CAAAAA+TimesNewRomanPSMT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1pt" officeooo:paragraph-rsid="0002f775" style:font-name-asian="CAAAAA+TimesNewRomanPSMT" style:font-size-asian="11pt" style:font-name-complex="CAAAAA+TimesNewRomanPSMT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1pt" officeooo:rsid="00062e7d" officeooo:paragraph-rsid="00062e7d" style:font-name-asian="CAAAAA+TimesNewRomanPSMT" style:font-size-asian="11pt" style:font-name-complex="CAAAAA+TimesNewRomanPSMT" style:font-size-complex="11pt"/>
    </style:style>
    <style:style style:name="P5" style:family="paragraph" style:parent-style-name="Standard">
      <style:text-properties style:font-name="Arial" fo:font-size="11pt" officeooo:rsid="0013e206" officeooo:paragraph-rsid="0013e206" style:font-name-asian="CAAAAA+TimesNewRomanPSMT" style:font-size-asian="11pt" style:font-name-complex="CAAAAA+TimesNewRomanPSMT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1pt" officeooo:rsid="0013e206" officeooo:paragraph-rsid="0013e206" style:font-name-asian="CAAAAA+TimesNewRomanPSMT" style:font-size-asian="11pt" style:font-name-complex="CAAAAA+TimesNewRomanPSMT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1pt" style:font-name-asian="BAAAAA+TimesNewRomanPS-BoldMT" style:font-size-asian="11pt" style:font-name-complex="BAAAAA+TimesNewRomanPS-BoldMT" style:font-size-complex="11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rsid="0002f775" officeooo:paragraph-rsid="0002f775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officeooo:rsid="0018ed5e" officeooo:paragraph-rsid="0002f775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1pt" style:text-underline-style="solid" style:text-underline-width="auto" style:text-underline-color="font-color" officeooo:rsid="001101c9" style:font-name-asian="CAAAAA+TimesNewRomanPSMT" style:font-size-asian="11pt" style:font-name-complex="CAAAAA+TimesNewRomanPSMT" style:font-size-complex="11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12pt" style:font-name-asian="CAAAAA+TimesNewRomanPSMT" style:font-size-asian="12pt" style:font-name-complex="CAAAAA+TimesNewRomanPSM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12pt" officeooo:paragraph-rsid="0002f775" style:font-name-asian="CAAAAA+TimesNewRomanPSMT" style:font-size-asian="12pt" style:font-name-complex="CAAAAA+TimesNewRomanPSMT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text-underline-style="none" officeooo:rsid="0013e206" officeooo:paragraph-rsid="0013e206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BAAAAA+TimesNewRomanPS-BoldMT" fo:font-size="11pt" officeooo:paragraph-rsid="001561c9" style:font-name-asian="BAAAAA+TimesNewRomanPS-BoldMT" style:font-size-asian="11pt" style:font-name-complex="BAAAAA+TimesNewRomanPS-BoldMT" style:font-size-complex="11pt"/>
    </style:style>
    <style:style style:name="P15" style:family="paragraph" style:parent-style-name="Standard">
      <style:paragraph-properties fo:text-align="start" style:justify-single-word="false" style:text-autospace="none"/>
      <style:text-properties officeooo:paragraph-rsid="0002f775"/>
    </style:style>
    <style:style style:name="P16" style:family="paragraph" style:parent-style-name="Standard">
      <style:paragraph-properties fo:text-align="start" style:justify-single-word="false" style:text-autospace="none"/>
      <style:text-properties officeooo:paragraph-rsid="001de084"/>
    </style:style>
    <style:style style:name="P17" style:family="paragraph" style:parent-style-name="Standard">
      <style:paragraph-properties fo:text-align="start" style:justify-single-word="false" style:text-autospace="none"/>
      <style:text-properties officeooo:paragraph-rsid="0013e206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Arial" fo:font-size="11pt" officeooo:paragraph-rsid="00054e27" style:font-name-asian="CAAAAA+TimesNewRomanPSMT" style:font-size-asian="11pt" style:font-name-complex="CAAAAA+TimesNewRomanPSMT" style:font-size-complex="11pt"/>
    </style:style>
    <style:style style:name="T1" style:family="text">
      <style:text-properties fo:font-size="11pt" style:font-name-asian="CAAAAA+TimesNewRomanPSMT" style:font-size-asian="11pt" style:font-name-complex="CAAAAA+TimesNewRomanPSMT" style:font-size-complex="11pt"/>
    </style:style>
    <style:style style:name="T2" style:family="text">
      <style:text-properties fo:font-size="11pt" officeooo:rsid="0013e206" style:font-name-asian="CAAAAA+TimesNewRomanPSMT" style:font-size-asian="11pt" style:font-name-complex="CAAAAA+TimesNewRomanPSM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officeooo:rsid="000b67ed" style:font-name-asian="CAAAAA+TimesNewRomanPSMT" style:font-size-asian="11pt" style:font-name-complex="CAAAAA+TimesNewRomanPSMT" style:font-size-complex="11pt"/>
    </style:style>
    <style:style style:name="T6" style:family="text">
      <style:text-properties fo:font-size="11pt" style:text-underline-style="solid" style:text-underline-width="auto" style:text-underline-color="font-color" officeooo:rsid="000f1273" style:font-name-asian="CAAAAA+TimesNewRomanPSMT" style:font-size-asian="11pt" style:font-name-complex="CAAAAA+TimesNewRomanPSMT" style:font-size-complex="11pt"/>
    </style:style>
    <style:style style:name="T7" style:family="text">
      <style:text-properties style:font-name-asian="CAAAAA+TimesNewRomanPSMT" style:font-name-complex="CAAAAA+TimesNewRomanPSMT"/>
    </style:style>
    <style:style style:name="T8" style:family="text">
      <style:text-properties officeooo:rsid="000b67ed" style:font-name-asian="CAAAAA+TimesNewRomanPSMT" style:font-name-complex="CAAAAA+TimesNewRomanPSMT"/>
    </style:style>
    <style:style style:name="T9" style:family="text">
      <style:text-properties officeooo:rsid="0013e206" style:font-name-asian="CAAAAA+TimesNewRomanPSMT" style:font-name-complex="CAAAAA+TimesNewRomanPSMT"/>
    </style:style>
    <style:style style:name="T10" style:family="text">
      <style:text-properties style:font-name="Arial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weight="bold" officeooo:rsid="001561c9" style:font-weight-asian="bold" style:font-weight-complex="bold"/>
    </style:style>
    <style:style style:name="T13" style:family="text">
      <style:text-properties style:font-name="Arial" fo:font-size="11pt" style:font-name-asian="CAAAAA+TimesNewRomanPSMT" style:font-size-asian="11pt" style:font-name-complex="CAAAAA+TimesNewRomanPSMT" style:font-size-complex="11pt"/>
    </style:style>
    <style:style style:name="T14" style:family="text">
      <style:text-properties style:font-name="Arial" fo:font-size="11pt" officeooo:rsid="001101c9" style:font-name-asian="CAAAAA+TimesNewRomanPSMT" style:font-size-asian="11pt" style:font-name-complex="CAAAAA+TimesNewRomanPSMT" style:font-size-complex="11pt"/>
    </style:style>
    <style:style style:name="T15" style:family="text">
      <style:text-properties style:font-name="Arial" fo:font-size="11pt" officeooo:rsid="0013e206" style:font-name-asian="CAAAAA+TimesNewRomanPSMT" style:font-size-asian="11pt" style:font-name-complex="CAAAAA+TimesNewRomanPSMT" style:font-size-complex="11pt"/>
    </style:style>
    <style:style style:name="T16" style:family="text">
      <style:text-properties style:font-name="Arial" fo:font-size="11pt" officeooo:rsid="002106aa" style:font-name-asian="CAAAAA+TimesNewRomanPSMT" style:font-size-asian="11pt" style:font-name-complex="CAAAAA+TimesNewRomanPSMT" style:font-size-complex="11pt"/>
    </style:style>
    <style:style style:name="T17" style:family="text">
      <style:text-properties style:font-name="Arial" fo:font-size="11pt" officeooo:rsid="001a9998" style:font-name-asian="CAAAAA+TimesNewRomanPSMT" style:font-size-asian="11pt" style:font-name-complex="CAAAAA+TimesNewRomanPSMT" style:font-size-complex="11pt"/>
    </style:style>
    <style:style style:name="T18" style:family="text">
      <style:text-properties style:font-name="Arial" fo:font-size="11pt" fo:font-weight="normal" officeooo:rsid="0018ed5e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T19" style:family="text">
      <style:text-properties style:font-name="Arial" fo:font-size="11pt" fo:font-weight="normal" officeooo:rsid="001ebe07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T20" style:family="text">
      <style:text-properties style:font-name="Arial" fo:font-size="11pt" fo:font-weight="normal" officeooo:rsid="001de084" style:font-name-asian="CAAAAA+TimesNewRomanPSMT" style:font-size-asian="11pt" style:font-weight-asian="normal" style:font-name-complex="CAAAAA+TimesNewRomanPSMT" style:font-size-complex="11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2f775"/>
    </style:style>
    <style:style style:name="T23" style:family="text">
      <style:text-properties officeooo:rsid="001561c9"/>
    </style:style>
    <style:style style:name="T24" style:family="text">
      <style:text-properties officeooo:rsid="00170f6b"/>
    </style:style>
    <style:style style:name="T25" style:family="text">
      <style:text-properties officeooo:rsid="0018ed5e"/>
    </style:style>
    <style:style style:name="T26" style:family="text">
      <style:text-properties fo:font-weight="normal" officeooo:rsid="0018ed5e" style:font-weight-asian="normal" style:font-weight-complex="normal"/>
    </style:style>
    <style:style style:name="T27" style:family="text">
      <style:text-properties fo:font-weight="normal" officeooo:rsid="001f1d1c" style:font-weight-asian="normal" style:font-weight-complex="normal"/>
    </style:style>
    <style:style style:name="T28" style:family="text">
      <style:text-properties officeooo:rsid="001a9998"/>
    </style:style>
    <style:style style:name="T29" style:family="text">
      <style:text-properties officeooo:rsid="001bfc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1">T</text:span><text:span text:style-name="T11">itle:</text:span><text:span text:style-name="T10"> </text:span><text:span text:style-name="T12">Automated calibration methodology to avoid convergence issues during inverse identification of soil hydraulic properties</text:span></text:p>
      <text:p text:style-name="P7"/>
      <text:p text:style-name="P7"><text:span text:style-name="T21">authors: </text:span><text:span text:style-name="T7">Michal Kur</text:span><text:span text:style-name="T9">az</text:span><text:span text:style-name="T7">, </text:span><text:span text:style-name="T9">Lukas Jacka, Johanna Bloecher, Matej Leps </text:span></text:p>
      <text:p text:style-name="P2"/>
      <text:p text:style-name="P1"><text:span text:style-name="T4">corresponding author:</text:span><text:span text:style-name="T3"> </text:span><text:span text:style-name="T1">Michal Kur</text:span><text:span text:style-name="T2">az</text:span><text:span text:style-name="T1">, </text:span><text:span text:style-name="T5">kuraz@</text:span><text:span text:style-name="T6">f</text:span><text:span text:style-name="T5">zp.czu.cz</text:span></text:p>
      <text:p text:style-name="P2"/>
      <text:p text:style-name="P7"><text:span text:style-name="T21">contact address:</text:span> <text:span text:style-name="T7">Department of Water Resources and Environmental Modeling</text:span></text:p>
      <text:p text:style-name="P2"><text:s text:c="30"/>Faculty of Environmental Sciences</text:p>
      <text:p text:style-name="P2"><text:s text:c="30"/>Czech University of Life Sciences Prague</text:p>
      <text:p text:style-name="P2"><text:s text:c="30"/>Kam<text:span text:style-name="T29">ý</text:span>ck<text:span text:style-name="T29">á</text:span> 1176</text:p>
      <text:p text:style-name="P2"><text:s text:c="30"/>165 21 Praha 6 – Suchdol</text:p>
      <text:p text:style-name="P2"><text:tab/><text:tab/> <text:s text:c="6"/><text:span text:style-name="T22">Czech Republic</text:span></text:p>
      <text:p text:style-name="P7"><text:span text:style-name="T21">tel:</text:span> <text:span text:style-name="T7">+420</text:span><text:span text:style-name="T8">777018743</text:span></text:p>
      <text:p text:style-name="P11"/>
      <text:p text:style-name="P8"><text:s/></text:p>
      <text:p text:style-name="P12"/>
      <text:p text:style-name="P5">Dear editorial board,</text:p>
      <text:p text:style-name="P3"/>
      <text:p text:style-name="P3">We are pleased to submit our original manuscript entitled<text:span text:style-name="T24"> "Automated calibration methodology to avoid convergence issues during inverse identification of soil hydraulic properties"</text:span><text:span text:style-name="T25"> </text:span><text:span text:style-name="T26">as a </text:span><text:span text:style-name="T27">r</text:span><text:span text:style-name="T26">esearch </text:span><text:span text:style-name="T27">a</text:span><text:span text:style-name="T26">rticle for consideration of publication in your journal.<text:line-break/></text:span></text:p>
      <text:p text:style-name="P15"><text:span text:style-name="T18">The submitted paper aims to describe issues as well as successful approaches for inverse analyses of Richards equation problem, particularly an inverse analyses of the well-known single ring infiltration experiment. However, we have a strong believe that the applicability of the proposed approaches may find wide application field for different Richards equation inverse modeling problems and so it may attract readers' attentions from </text:span><text:span text:style-name="T19">a broad</text:span><text:span text:style-name="T18"> community of modelers in soil sciences.</text:span></text:p>
      <text:p text:style-name="P9"/>
      <text:p text:style-name="P16"><text:span text:style-name="T18">A</text:span><text:span text:style-name="T20">ll computational results presented here were obtained from software modeling tools developed at our departments and distributed as opensource with a hope </text:span><text:span text:style-name="T19">of delivering </text:span><text:span text:style-name="T20">usability to</text:span><text:span text:style-name="T19"> </text:span><text:span text:style-name="T20"><text:s/>scientific community</text:span><text:span text:style-name="T19">.</text:span></text:p>
      <text:p text:style-name="P9"/>
      <text:p text:style-name="P2"><text:span text:style-name="T25">W</text:span>e certify <text:span text:style-name="T28">here </text:span>there is no concurrent submission of this manuscript and it is formed out of the authors' original research. We would like to thank you for your consideration for publication.</text:p>
      <text:p text:style-name="P2"/>
      <text:p text:style-name="P2"/>
      <text:p text:style-name="P10"/>
      <text:p text:style-name="P13"><text:span text:style-name="T14"><text:tab/></text:span><text:span text:style-name="T13"><text:tab/><text:tab/> <text:s text:c="10"/><text:tab/><text:tab/><text:tab/>kind regards</text:span></text:p>
      <text:p text:style-name="P4"/>
      <text:p text:style-name="P6"><text:tab/><text:tab/><text:tab/><text:tab/><text:tab/><text:tab/></text:p>
      <text:p text:style-name="P6"><text:tab/><text:tab/><text:tab/><text:tab/><text:tab/><text:tab/> <text:s text:c="10"/><text:tab/><text:tab/><text:tab/><text:tab/><text:span text:style-name="T23"> <text:s text:c="2"/></text:span>Michal Kuraz<text:tab/></text:p>
      <text:p text:style-name="P6"><text:tab/><text:tab/><text:tab/><text:tab/><text:tab/><text:tab/><text:tab/><text:tab/><text:tab/> <text:s text:c="6"/>(corresponding author)<text:tab/><text:tab/></text:p>
      <text:p text:style-name="P6"/>
      <text:p text:style-name="P6"/>
      <text:p text:style-name="P17"><text:span text:style-name="T15">Czech Republic, Prague, </text:span><text:span text:style-name="T16">February</text:span><text:span text:style-name="T17"> 2</text:span><text:span text:style-name="T16">2</text:span><text:span text:style-name="T15">, 20</text:span><text:span text:style-name="T17">2</text:span><text:span text:style-name="T16">2</text:span></text:p>
      <text:list xml:id="list3003106361" text:style-name="L1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AAAAA+TimesNewRomanPS-BoldMT" svg:font-family="BAAAAA+TimesNewRomanPS-BoldMT"/>
    <style:font-face style:name="CAAAAA+TimesNewRomanPSMT" svg:font-family="CAAAAA+TimesNewRomanPSMT"/>
    <style:font-face style:name="Lohit Hindi1" svg:font-family="'Lohit Hindi'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 </meta:initial-creator>
    <meta:creation-date>2011-04-10T15:48:10</meta:creation-date>
    <dc:date>2022-02-22T18:50:00.706244301</dc:date>
    <meta:editing-duration>PT10H34M58S</meta:editing-duration>
    <meta:editing-cycles>23</meta:editing-cycles>
    <meta:generator>LibreOffice/6.4.7.2$Linux_X86_64 LibreOffice_project/40$Build-2</meta:generator>
    <dc:creator>Michal Kuraz</dc:creator>
    <meta:document-statistic meta:table-count="0" meta:image-count="0" meta:object-count="0" meta:page-count="1" meta:paragraph-count="22" meta:word-count="240" meta:character-count="1895" meta:non-whitespace-character-count="1475"/>
  </office:meta>
</office:document-meta>
</file>